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8.08mm"/>
    </style:style>
    <style:style style:name="co6" style:family="table-column">
      <style:table-column-properties fo:break-before="auto" style:column-width="23.04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12.59mm"/>
    </style:style>
    <style:style style:name="co10" style:family="table-column">
      <style:table-column-properties fo:break-before="auto" style:column-width="15.2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26mm"/>
    </style:style>
    <style:style style:name="co13" style:family="table-column">
      <style:table-column-properties fo:break-before="auto" style:column-width="9.56mm"/>
    </style:style>
    <style:style style:name="co14" style:family="table-column">
      <style:table-column-properties fo:break-before="auto" style:column-width="5.98mm"/>
    </style:style>
    <style:style style:name="co15" style:family="table-column">
      <style:table-column-properties fo:break-before="auto" style:column-width="7.18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9.26mm"/>
    </style:style>
    <style:style style:name="co18" style:family="table-column">
      <style:table-column-properties fo:break-before="auto" style:column-width="11.66mm"/>
    </style:style>
    <style:style style:name="co19" style:family="table-column">
      <style:table-column-properties fo:break-before="auto" style:column-width="18.24mm"/>
    </style:style>
    <style:style style:name="co20" style:family="table-column">
      <style:table-column-properties fo:break-before="auto" style:column-width="10.46mm"/>
    </style:style>
    <style:style style:name="co21" style:family="table-column">
      <style:table-column-properties fo:break-before="auto" style:column-width="13.76mm"/>
    </style:style>
    <style:style style:name="co22" style:family="table-column">
      <style:table-column-properties fo:break-before="auto" style:column-width="26.92mm"/>
    </style:style>
    <style:style style:name="co23" style:family="table-column">
      <style:table-column-properties fo:break-before="auto" style:column-width="14.52mm"/>
    </style:style>
    <style:style style:name="co24" style:family="table-column">
      <style:table-column-properties fo:break-before="auto" style:column-width="20.87mm"/>
    </style:style>
    <style:style style:name="co25" style:family="table-column">
      <style:table-column-properties fo:break-before="auto" style:column-width="18.75mm"/>
    </style:style>
    <style:style style:name="co26" style:family="table-column">
      <style:table-column-properties fo:break-before="auto" style:column-width="13.69mm"/>
    </style:style>
    <style:style style:name="co27" style:family="table-column">
      <style:table-column-properties fo:break-before="auto" style:column-width="4.97mm"/>
    </style:style>
    <style:style style:name="co28" style:family="table-column">
      <style:table-column-properties fo:break-before="auto" style:column-width="19.42mm"/>
    </style:style>
    <style:style style:name="co29" style:family="table-column">
      <style:table-column-properties fo:break-before="auto" style:column-width="155.91mm"/>
    </style:style>
    <style:style style:name="co30" style:family="table-column">
      <style:table-column-properties fo:break-before="auto" style:column-width="21.84mm"/>
    </style:style>
    <style:style style:name="co31" style:family="table-column">
      <style:table-column-properties fo:break-before="auto" style:column-width="7.78mm"/>
    </style:style>
    <style:style style:name="co32" style:family="table-column">
      <style:table-column-properties fo:break-before="auto" style:column-width="15.33mm"/>
    </style:style>
    <style:style style:name="co33" style:family="table-column">
      <style:table-column-properties fo:break-before="auto" style:column-width="15.59mm"/>
    </style:style>
    <style:style style:name="co34" style:family="table-column">
      <style:table-column-properties fo:break-before="auto" style:column-width="12.61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.88mm"/>
    </style:style>
    <style:style style:name="co37" style:family="table-column">
      <style:table-column-properties fo:break-before="auto" style:column-width="10.71mm"/>
    </style:style>
    <style:style style:name="co38" style:family="table-column">
      <style:table-column-properties fo:break-before="auto" style:column-width="16.14mm"/>
    </style:style>
    <style:style style:name="co39" style:family="table-column">
      <style:table-column-properties fo:break-before="auto" style:column-width="9.61mm"/>
    </style:style>
    <style:style style:name="co40" style:family="table-column">
      <style:table-column-properties fo:break-before="auto" style:column-width="9.07mm"/>
    </style:style>
    <style:style style:name="co41" style:family="table-column">
      <style:table-column-properties fo:break-before="auto" style:column-width="9.24mm"/>
    </style:style>
    <style:style style:name="co42" style:family="table-column">
      <style:table-column-properties fo:break-before="auto" style:column-width="15.28mm"/>
    </style:style>
    <style:style style:name="co43" style:family="table-column">
      <style:table-column-properties fo:break-before="auto" style:column-width="7.32mm"/>
    </style:style>
    <style:style style:name="co44" style:family="table-column">
      <style:table-column-properties fo:break-before="auto" style:column-width="10.42mm"/>
    </style:style>
    <style:style style:name="co45" style:family="table-column">
      <style:table-column-properties fo:break-before="auto" style:column-width="8.84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64mm" fo:break-before="auto" style:use-optimal-row-height="true"/>
    </style:style>
    <style:style style:name="ro6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 style:data-style-name="N112">
      <style:table-cell-properties fo:background-color="#999999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12"/>
    <style:style style:name="ce8" style:family="table-cell" style:parent-style-name="Default" style:data-style-name="N112">
      <style:table-cell-properties style:text-align-source="fix" style:repeat-content="false"/>
      <style:paragraph-properties fo:text-align="center"/>
      <style:text-properties fo:color="#ff3333"/>
    </style:style>
    <style:style style:name="ce9" style:family="table-cell" style:parent-style-name="Default" style:data-style-name="N112">
      <style:text-properties fo:color="#ff3333"/>
    </style:style>
    <style:style style:name="ce10" style:family="table-cell" style:parent-style-name="Default" style:data-style-name="N112">
      <style:table-cell-properties fo:background-color="#999999" style:text-align-source="fix" style:repeat-content="false"/>
      <style:paragraph-properties fo:text-align="center"/>
    </style:style>
    <style:style style:name="ce11" style:family="table-cell" style:parent-style-name="Default" style:data-style-name="N113"/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5" style:family="table-cell" style:parent-style-name="Default" style:data-style-name="N112">
      <style:table-cell-properties fo:background-color="#b2b2b2" style:text-align-source="fix" style:repeat-content="false"/>
      <style:paragraph-properties fo:text-align="center"/>
    </style:style>
    <style:style style:name="ce16" style:family="table-cell" style:parent-style-name="Default" style:data-style-name="N112">
      <style:table-cell-properties fo:background-color="#b2b2b2"/>
    </style:style>
    <style:style style:name="ce17" style:family="table-cell" style:parent-style-name="Default" style:data-style-name="N112">
      <style:table-cell-properties fo:background-color="#b2b2b2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12">
      <style:text-properties fo:color="#ff3333" fo:font-weight="bold" style:font-weight-asian="bold" style:font-weight-complex="bold"/>
    </style:style>
    <style:style style:name="ce19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999999" style:text-align-source="fix" style:repeat-content="false"/>
      <style:paragraph-properties fo:text-align="center"/>
      <style:text-properties fo:color="#ff3300"/>
    </style:style>
    <style:style style:name="ce23" style:family="table-cell" style:parent-style-name="Default">
      <style:table-cell-properties fo:background-color="#999999"/>
      <style:text-properties fo:color="#ff3300"/>
    </style:style>
    <style:style style:name="ce24" style:family="table-cell" style:parent-style-name="Default">
      <style:table-cell-properties fo:background-color="#999999"/>
      <style:text-properties fo:color="#ff3300" fo:font-weight="bold" style:font-weight-asian="bold" style:font-weight-complex="bold"/>
    </style:style>
    <style:style style:name="ce25" style:family="table-cell" style:parent-style-name="Default">
      <style:table-cell-properties fo:background-color="#999999"/>
      <style:text-properties fo:color="#ff3300" fo:font-weight="normal" style:font-weight-asian="normal" style:font-weight-complex="normal"/>
    </style:style>
    <style:style style:name="ce26" style:family="table-cell" style:parent-style-name="Default">
      <style:text-properties fo:color="#ff3300"/>
    </style:style>
    <style:style style:name="ce27" style:family="table-cell" style:parent-style-name="Default">
      <style:table-cell-properties fo:background-color="#999999" style:text-align-source="fix" style:repeat-content="false"/>
      <style:paragraph-properties fo:text-align="start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 style:data-style-name="N112">
      <style:text-properties fo:color="#ff3300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00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 style:data-style-name="N11"/>
    <style:style style:name="ce34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ff3333"/>
    </style:style>
    <style:style style:name="ce40" style:family="table-cell" style:parent-style-name="Default" style:data-style-name="N103"/>
    <style:style style:name="ce41" style:family="table-cell" style:parent-style-name="Default" style:data-style-name="N3"/>
    <style:style style:name="ce42" style:family="table-cell" style:parent-style-name="Default">
      <style:table-cell-properties fo:background-color="#ffd320"/>
    </style:style>
    <style:style style:name="ce43" style:family="table-cell" style:parent-style-name="Default">
      <style:table-cell-properties fo:border-bottom="0.74pt solid #000000" fo:border-left="none" fo:border-right="none" fo:border-top="none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4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m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21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ce26"/>
        <table:table-column table:style-name="co12" table:default-cell-style-name="Default"/>
        <table:table-column table:style-name="co11" table:number-columns-repeated="1001" table:default-cell-style-name="Default"/>
        <table:table-row table:style-name="ro1">
          <table:table-cell table:style-name="ce1" office:value-type="string" calcext:value-type="string">
            <text:p>※sustainの長さ延長により、チューニングが飛び飛びになる現象が解消</text:p>
          </table:table-cell>
          <table:table-cell/>
          <table:table-cell table:style-name="ce2" table:number-columns-repeated="3"/>
          <table:table-cell table:style-name="ce6"/>
          <table:table-cell table:style-name="ce8"/>
          <table:table-cell table:style-name="ce2"/>
          <table:table-cell table:style-name="ce12"/>
          <table:table-cell table:style-name="ce14" table:number-columns-repeated="2"/>
          <table:table-cell table:style-name="ce15"/>
          <table:table-cell table:style-name="ce19"/>
          <table:table-cell table:style-name="ce3" table:number-columns-repeated="5"/>
          <table:table-cell table:style-name="ce22"/>
          <table:table-cell table:style-name="ce27"/>
          <table:table-cell table:style-name="ce3"/>
          <table:table-cell table:style-name="ce2" table:number-columns-repeated="1000"/>
        </table:table-row>
        <table:table-row table:style-name="ro2">
          <table:table-cell table:style-name="ce2"/>
          <table:table-cell table:style-name="ce2" office:value-type="string" calcext:value-type="string">
            <text:p>測定</text:p>
          </table:table-cell>
          <table:table-cell table:style-name="ce2" table:number-columns-repeated="2"/>
          <table:table-cell table:style-name="ce2" office:value-type="string" calcext:value-type="string">
            <text:p>測定</text:p>
          </table:table-cell>
          <table:table-cell table:style-name="ce6" office:value-type="string" calcext:value-type="string">
            <text:p>音階freq</text:p>
          </table:table-cell>
          <table:table-cell table:style-name="ce8" office:value-type="string" calcext:value-type="string">
            <text:p>freq</text:p>
          </table:table-cell>
          <table:table-cell table:style-name="ce2" office:value-type="string" calcext:value-type="string">
            <text:p>補正量</text:p>
          </table:table-cell>
          <table:table-cell table:style-name="ce12" office:value-type="string" calcext:value-type="string">
            <text:p>Am scale</text:p>
          </table:table-cell>
          <table:table-cell table:style-name="ce14" office:value-type="string" calcext:value-type="string">
            <text:p>測定</text:p>
          </table:table-cell>
          <table:table-cell table:style-name="ce14" office:value-type="string" calcext:value-type="string">
            <text:p>vibrate</text:p>
          </table:table-cell>
          <table:table-cell table:style-name="ce15" office:value-type="string" calcext:value-type="string">
            <text:p>freq</text:p>
          </table:table-cell>
          <table:table-cell table:style-name="ce19" office:value-type="string" calcext:value-type="string">
            <text:p>補正(15以下)</text:p>
          </table:table-cell>
          <table:table-cell table:style-name="ce3" office:value-type="string" calcext:value-type="string">
            <text:p>補正理由</text:p>
          </table:table-cell>
          <table:table-cell table:style-name="ce3" office:value-type="string" calcext:value-type="string">
            <text:p>補正後</text:p>
          </table:table-cell>
          <table:table-cell table:style-name="ce3"/>
          <table:table-cell table:style-name="ce3" office:value-type="string" calcext:value-type="string">
            <text:p>測定</text:p>
          </table:table-cell>
          <table:table-cell table:style-name="ce3" office:value-type="string" calcext:value-type="string">
            <text:p>補正cent</text:p>
          </table:table-cell>
          <table:table-cell table:style-name="ce22" office:value-type="string" calcext:value-type="string">
            <text:p>tgt_freq</text:p>
          </table:table-cell>
          <table:table-cell table:style-name="ce27" office:value-type="string" calcext:value-type="string">
            <text:p>測定：補正後cent</text:p>
          </table:table-cell>
          <table:table-cell table:style-name="ce3"/>
          <table:table-cell table:style-name="ce2" table:number-columns-repeated="1000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4" calcext:value-type="float">
            <text:p>-4</text:p>
          </table:table-cell>
          <table:table-cell table:formula="of:=[.L3]" office:value-type="float" office:value="220" calcext:value-type="float">
            <text:p>220.000</text:p>
          </table:table-cell>
          <table:table-cell table:style-name="ce9" table:formula="of:=[.F3]*POWER(2; [.E3]/1200)" office:value-type="float" office:value="219.492278835945" calcext:value-type="float">
            <text:p>219.492</text:p>
          </table:table-cell>
          <table:table-cell table:style-name="ce11" table:formula="of:=1-[.G3]/[.F3]" office:value-type="percentage" office:value="0.00230782347297664" calcext:value-type="percentage">
            <text:p>0.2%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6" office:value-type="float" office:value="220" calcext:value-type="float">
            <text:p>220.000</text:p>
          </table:table-cell>
          <table:table-cell table:style-name="ce20" office:value-type="string" calcext:value-type="string">
            <text:p>無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4]*POWER(2; [.E4]/1200)" office:value-type="float" office:value="254.177438270099" calcext:value-type="float">
            <text:p>254.177</text:p>
          </table:table-cell>
          <table:table-cell table:style-name="ce11" table:formula="of:=1-[.G4]/[.F4]" office:value-type="percentage" office:value="-0.0293022366434921" calcext:value-type="percentage">
            <text:p>-2.9%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261.626" calcext:value-type="float">
            <text:p>261.626</text:p>
          </table:table-cell>
          <table:table-cell table:style-name="ce20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4]*POWER(2; [.R4]/1200)" office:value-type="float" office:value="259.368975380506" calcext:value-type="float">
            <text:p>259.368975380506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5]*POWER(2; [.E5]/1200)" office:value-type="float" office:value="378.258441036325" calcext:value-type="float">
            <text:p>378.258</text:p>
          </table:table-cell>
          <table:table-cell table:style-name="ce11" table:formula="of:=1-[.G5]/[.F5]" office:value-type="percentage" office:value="-0.0221923267472079" calcext:value-type="percentage">
            <text:p>-2.2%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391.995" calcext:value-type="float">
            <text:p>391.995</text:p>
          </table:table-cell>
          <table:table-cell table:style-name="ce20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5]*POWER(2; [.R5]/1200)" office:value-type="float" office:value="388.613293419926" calcext:value-type="float">
            <text:p>388.61329341992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6]" office:value-type="float" office:value="440" calcext:value-type="float">
            <text:p>440.000</text:p>
          </table:table-cell>
          <table:table-cell table:style-name="ce9" table:formula="of:=[.F6]*POWER(2; [.E6]/1200)" office:value-type="float" office:value="436.204158483571" calcext:value-type="float">
            <text:p>436.204</text:p>
          </table:table-cell>
          <table:table-cell table:style-name="ce11" table:formula="of:=1-[.G6]/[.F6]" office:value-type="percentage" office:value="0.00862691253733794" calcext:value-type="percentage">
            <text:p>0.9%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440" calcext:value-type="float">
            <text:p>440.000</text:p>
          </table:table-cell>
          <table:table-cell table:style-name="ce20" office:value-type="string" calcext:value-type="string">
            <text:p>無</text:p>
          </table:table-cell>
          <table:table-cell table:style-name="ce4" office:value-type="string" calcext:value-type="string">
            <text:p>※音途切れ発生するため</text:p>
          </table:table-cell>
          <table:table-cell table:style-name="ce4" table:number-columns-repeated="4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7]" office:value-type="float" office:value="493.883" calcext:value-type="float">
            <text:p>493.883</text:p>
          </table:table-cell>
          <table:table-cell table:style-name="ce9" table:formula="of:=[.F7]*POWER(2; [.E7]/1200)" office:value-type="float" office:value="489.622314555322" calcext:value-type="float">
            <text:p>489.622</text:p>
          </table:table-cell>
          <table:table-cell table:style-name="ce11" table:formula="of:=1-[.G7]/[.F7]" office:value-type="percentage" office:value="0.00862691253733794" calcext:value-type="percentage">
            <text:p>0.9%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493.883" calcext:value-type="float">
            <text:p>493.883</text:p>
          </table:table-cell>
          <table:table-cell table:style-name="ce20" office:value-type="string" calcext:value-type="string">
            <text:p>無</text:p>
          </table:table-cell>
          <table:table-cell table:style-name="ce4" table:number-columns-repeated="5"/>
          <table:table-cell table:style-name="ce24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8]" office:value-type="float" office:value="587.33" calcext:value-type="float">
            <text:p>587.330</text:p>
          </table:table-cell>
          <table:table-cell table:style-name="ce9" table:formula="of:=[.F8]*POWER(2; [.E8]/1200)" office:value-type="float" office:value="572.260222959499" calcext:value-type="float">
            <text:p>572.260</text:p>
          </table:table-cell>
          <table:table-cell table:style-name="ce11" table:formula="of:=1-[.G8]/[.F8]" office:value-type="percentage" office:value="0.0256581087982928" calcext:value-type="percentage">
            <text:p>2.6%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587.33" calcext:value-type="float">
            <text:p>587.330</text:p>
          </table:table-cell>
          <table:table-cell table:style-name="ce20"/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-30" calcext:value-type="float">
            <text:p>-30</text:p>
          </table:table-cell>
          <table:table-cell table:style-name="ce24" table:formula="of:=[.L8]*POWER(2; [.R8]/1200)" office:value-type="float" office:value="577.240022143582" calcext:value-type="float">
            <text:p>577.240022143582</text:p>
          </table:table-cell>
          <table:table-cell table:style-name="ce4" office:value-type="float" office:value="-6" calcext:value-type="float">
            <text:p>-6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9]" office:value-type="float" office:value="659.255" calcext:value-type="float">
            <text:p>659.255</text:p>
          </table:table-cell>
          <table:table-cell table:style-name="ce9" table:formula="of:=[.F9]*POWER(2; [.E9]/1200)" office:value-type="float" office:value="648.67834360849" calcext:value-type="float">
            <text:p>648.678</text:p>
          </table:table-cell>
          <table:table-cell table:style-name="ce11" table:formula="of:=1-[.G9]/[.F9]" office:value-type="percentage" office:value="0.0160433464918879" calcext:value-type="percentage">
            <text:p>1.6%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659.255" calcext:value-type="float">
            <text:p>659.255</text:p>
          </table:table-cell>
          <table:table-cell table:style-name="ce20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-35" calcext:value-type="float">
            <text:p>-35</text:p>
          </table:table-cell>
          <table:table-cell table:style-name="ce24" table:formula="of:=[.L9]*POWER(2; [.R9]/1200)" office:value-type="float" office:value="646.060799879584" calcext:value-type="float">
            <text:p>646.060799879584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[.L10]" office:value-type="float" office:value="880" calcext:value-type="float">
            <text:p>880.000</text:p>
          </table:table-cell>
          <table:table-cell table:style-name="ce9" table:formula="of:=[.F10]*POWER(2; [.E10]/1200)" office:value-type="float" office:value="872.408316967143" calcext:value-type="float">
            <text:p>872.408</text:p>
          </table:table-cell>
          <table:table-cell table:style-name="ce11" table:formula="of:=1-[.G10]/[.F10]" office:value-type="percentage" office:value="0.00862691253733794" calcext:value-type="percentage">
            <text:p>0.9%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office:value-type="float" office:value="880" calcext:value-type="float">
            <text:p>880.000</text:p>
          </table:table-cell>
          <table:table-cell table:style-name="ce20" office:value-type="string" calcext:value-type="string">
            <text:p>無</text:p>
          </table:table-cell>
          <table:table-cell table:style-name="ce4" table:number-columns-repeated="5"/>
          <table:table-cell table:style-name="ce24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[.L11]" office:value-type="float" office:value="523.252" calcext:value-type="float">
            <text:p>523.252</text:p>
          </table:table-cell>
          <table:table-cell table:style-name="ce9" table:formula="of:=[.F11]*POWER(2; [.E11]/1200)" office:value-type="float" office:value="510.415658078462" calcext:value-type="float">
            <text:p>510.416</text:p>
          </table:table-cell>
          <table:table-cell table:style-name="ce11" table:formula="of:=1-[.G11]/[.F11]" office:value-type="percentage" office:value="0.024531854482234" calcext:value-type="percentage">
            <text:p>2.5%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table:formula="of:=[.L4]*2" office:value-type="float" office:value="523.252" calcext:value-type="float">
            <text:p>523.252</text:p>
          </table:table-cell>
          <table:table-cell table:style-name="ce20"/>
          <table:table-cell table:style-name="ce4"/>
          <table:table-cell table:style-name="ce4" office:value-type="string" calcext:value-type="string">
            <text:p>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-32" calcext:value-type="float">
            <text:p>-32</text:p>
          </table:table-cell>
          <table:table-cell table:style-name="ce24" table:formula="of:=[.L11]*POWER(2; [.R11]/1200)" office:value-type="float" office:value="513.669087129575" calcext:value-type="float">
            <text:p>513.669087129575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[.L12]" office:value-type="float" office:value="246.9415" calcext:value-type="float">
            <text:p>246.942</text:p>
          </table:table-cell>
          <table:table-cell table:style-name="ce9" table:formula="of:=[.F12]*POWER(2; [.E12]/1200)" office:value-type="float" office:value="243.682499283501" calcext:value-type="float">
            <text:p>243.682</text:p>
          </table:table-cell>
          <table:table-cell table:style-name="ce11" table:formula="of:=1-[.G12]/[.F12]" office:value-type="percentage" office:value="0.0131974605989633" calcext:value-type="percentage">
            <text:p>1.3%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6" table:formula="of:=[.L7]/2" office:value-type="float" office:value="246.9415" calcext:value-type="float">
            <text:p>246.942</text:p>
          </table:table-cell>
          <table:table-cell table:style-name="ce20"/>
          <table:table-cell table:style-name="ce4"/>
          <table:table-cell table:style-name="ce4" office:value-type="string" calcext:value-type="string">
            <text:p>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-15" calcext:value-type="float">
            <text:p>-15</text:p>
          </table:table-cell>
          <table:table-cell table:style-name="ce25" table:formula="of:=[.L12]*POWER(2; [.R12]/1200)" office:value-type="float" office:value="244.811157277661" calcext:value-type="float">
            <text:p>244.811157277661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[.L13]" office:value-type="float" office:value="293.665" calcext:value-type="float">
            <text:p>293.665</text:p>
          </table:table-cell>
          <table:table-cell table:style-name="ce9" table:formula="of:=[.F13]*POWER(2; [.E13]/1200)" office:value-type="float" office:value="292.648996283346" calcext:value-type="float">
            <text:p>292.649</text:p>
          </table:table-cell>
          <table:table-cell table:style-name="ce11" table:formula="of:=1-[.G13]/[.F13]" office:value-type="percentage" office:value="0.00345973717213222" calcext:value-type="percentage">
            <text:p>0.3%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table:formula="of:=[.L8]/2" office:value-type="float" office:value="293.665" calcext:value-type="float">
            <text:p>293.665</text:p>
          </table:table-cell>
          <table:table-cell table:style-name="ce20" office:value-type="string" calcext:value-type="string">
            <text:p>無</text:p>
          </table:table-cell>
          <table:table-cell table:style-name="ce4" table:number-columns-repeated="5"/>
          <table:table-cell table:style-name="ce23"/>
          <table:table-cell table:style-name="ce4" table:number-columns-repeated="2"/>
          <table:table-cell table:number-columns-repeated="1000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L14]" office:value-type="float" office:value="329.6275" calcext:value-type="float">
            <text:p>329.628</text:p>
          </table:table-cell>
          <table:table-cell table:style-name="ce9" table:formula="of:=[.F14]*POWER(2; [.E14]/1200)" office:value-type="float" office:value="324.339171804245" calcext:value-type="float">
            <text:p>324.339</text:p>
          </table:table-cell>
          <table:table-cell table:style-name="ce11" table:formula="of:=1-[.G14]/[.F14]" office:value-type="percentage" office:value="0.0160433464918879" calcext:value-type="percentage">
            <text:p>1.6%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table:formula="of:=[.L9]/2" office:value-type="float" office:value="329.6275" calcext:value-type="float">
            <text:p>329.628</text:p>
          </table:table-cell>
          <table:table-cell table:style-name="ce20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14]*POWER(2; [.R14]/1200)" office:value-type="float" office:value="326.783832387599" calcext:value-type="float">
            <text:p>326.78383238759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[.L15]" office:value-type="float" office:value="349.228" calcext:value-type="float">
            <text:p>349.228</text:p>
          </table:table-cell>
          <table:table-cell table:style-name="ce9" table:formula="of:=[.F15]*POWER(2; [.E15]/1200)" office:value-type="float" office:value="340.26746998059" calcext:value-type="float">
            <text:p>340.267</text:p>
          </table:table-cell>
          <table:table-cell table:style-name="ce11" table:formula="of:=1-[.G15]/[.F15]" office:value-type="percentage" office:value="0.0256581087982929" calcext:value-type="percentage">
            <text:p>2.6%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6" office:value-type="float" office:value="349.228" calcext:value-type="float">
            <text:p>349.228</text:p>
          </table:table-cell>
          <table:table-cell table:style-name="ce20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15]*POWER(2; [.R15]/1200)" office:value-type="float" office:value="346.215240588411" calcext:value-type="float">
            <text:p>346.21524058841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table:formula="of:=([.L15]+[.L16])/2" office:value-type="float" office:value="370.046253663446" calcext:value-type="float">
            <text:p>370.046</text:p>
          </table:table-cell>
          <table:table-cell table:style-name="ce9" table:formula="of:=[.F16]*POWER(2; [.E16]/1200)" office:value-type="float" office:value="378.258441036325" calcext:value-type="float">
            <text:p>378.258</text:p>
          </table:table-cell>
          <table:table-cell table:style-name="ce11" table:formula="of:=1-[.G16]/[.F16]" office:value-type="percentage" office:value="-0.0221923267472079" calcext:value-type="percentage">
            <text:p>-2.2%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5" calcext:value-type="float">
            <text:p>-5</text:p>
          </table:table-cell>
          <table:table-cell table:style-name="ce17" table:formula="of:=[.L5]*POWER(2; [.K16]/1200)" office:value-type="float" office:value="390.864507326892" calcext:value-type="float">
            <text:p>390.865</text:p>
          </table:table-cell>
          <table:table-cell table:style-name="ce20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15" calcext:value-type="float">
            <text:p>-15</text:p>
          </table:table-cell>
          <table:table-cell table:style-name="ce23" table:formula="of:=[.L16]*POWER(2; [.R16]/1200)" office:value-type="float" office:value="387.492553408233" calcext:value-type="float">
            <text:p>387.492553408233</text:p>
          </table:table-cell>
          <table:table-cell table:style-name="ce4" office:value-type="float" office:value="-8" calcext:value-type="float">
            <text:p>-8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[.L17]" office:value-type="float" office:value="698.456" calcext:value-type="float">
            <text:p>698.456</text:p>
          </table:table-cell>
          <table:table-cell table:style-name="ce9" table:formula="of:=[.F17]*POWER(2; [.E17]/1200)" office:value-type="float" office:value="685.268434801426" calcext:value-type="float">
            <text:p>685.268</text:p>
          </table:table-cell>
          <table:table-cell table:style-name="ce11" table:formula="of:=1-[.G17]/[.F17]" office:value-type="percentage" office:value="0.0188810250016813" calcext:value-type="percentage">
            <text:p>1.9%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table:formula="of:=[.L15]*2" office:value-type="float" office:value="698.456" calcext:value-type="float">
            <text:p>698.456</text:p>
          </table:table-cell>
          <table:table-cell table:style-name="ce20"/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-34" calcext:value-type="float">
            <text:p>-34</text:p>
          </table:table-cell>
          <table:table-cell table:style-name="ce24" table:formula="of:=[.L17]*POWER(2; [.R17]/1200)" office:value-type="float" office:value="684.872722529023" calcext:value-type="float">
            <text:p>684.872722529023</text:p>
          </table:table-cell>
          <table:table-cell table:style-name="ce4" office:value-type="float" office:value="-7" calcext:value-type="float">
            <text:p>-7</text:p>
          </table:table-cell>
          <table:table-cell table:style-name="ce4"/>
          <table:table-cell table:number-columns-repeated="1000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[.L18]" office:value-type="float" office:value="781.729014653785" calcext:value-type="float">
            <text:p>781.729</text:p>
          </table:table-cell>
          <table:table-cell table:style-name="ce9" table:formula="of:=[.F18]*POWER(2; [.E18]/1200)" office:value-type="float" office:value="759.474707062687" calcext:value-type="float">
            <text:p>759.475</text:p>
          </table:table-cell>
          <table:table-cell table:style-name="ce11" table:formula="of:=1-[.G18]/[.F18]" office:value-type="percentage" office:value="0.0284680588463942" calcext:value-type="percentage">
            <text:p>2.8%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6" table:formula="of:=[.L16]*2" office:value-type="float" office:value="781.729014653785" calcext:value-type="float">
            <text:p>781.729</text:p>
          </table:table-cell>
          <table:table-cell table:style-name="ce20"/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-30" calcext:value-type="float">
            <text:p>-30</text:p>
          </table:table-cell>
          <table:table-cell table:style-name="ce24" table:formula="of:=[.L18]*POWER(2; [.R18]/1200)" office:value-type="float" office:value="768.299378082222" calcext:value-type="float">
            <text:p>768.29937808222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00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 table:style-name="ce3" table:number-columns-repeated="5"/>
          <table:table-cell table:style-name="ce4" office:value-type="string" calcext:value-type="string">
            <text:p>上記から推測される校正前の周波数</text:p>
          </table:table-cell>
          <table:table-cell table:style-name="ce10"/>
          <table:table-cell table:style-name="ce4" table:number-columns-repeated="2"/>
          <table:table-cell table:number-columns-repeated="2"/>
          <table:table-cell table:style-name="ce6"/>
          <table:table-cell table:number-columns-repeated="1009"/>
        </table:table-row>
        <table:table-row table:style-name="ro3">
          <table:table-cell table:style-name="ce4" office:value-type="string" calcext:value-type="string">
            <text:p>R1</text:p>
          </table:table-cell>
          <table:table-cell table:style-name="ce5"/>
          <table:table-cell table:style-name="ce4" table:number-columns-repeated="3"/>
          <table:table-cell table:style-name="ce5" table:formula="of:=[.G3]" office:value-type="float" office:value="219.492278835945" calcext:value-type="float">
            <text:p>219.492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R2</text:p>
          </table:table-cell>
          <table:table-cell table:style-name="ce4" table:number-columns-repeated="4"/>
          <table:table-cell table:style-name="ce5" table:formula="of:=[.F4]*[.S4]/[.G4]" office:value-type="float" office:value="251.985244126445" calcext:value-type="float">
            <text:p>251.9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R3</text:p>
          </table:table-cell>
          <table:table-cell table:style-name="ce4" table:number-columns-repeated="4"/>
          <table:table-cell table:style-name="ce5" table:formula="of:=[.F5]*[.S5]/[.G5]" office:value-type="float" office:value="380.176296819367" calcext:value-type="float">
            <text:p>380.176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R4</text:p>
          </table:table-cell>
          <table:table-cell table:style-name="ce4" table:number-columns-repeated="4"/>
          <table:table-cell table:style-name="ce5" table:formula="of:=[.G6]" office:value-type="float" office:value="436.204158483571" calcext:value-type="float">
            <text:p>436.204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R5</text:p>
          </table:table-cell>
          <table:table-cell table:style-name="ce4" table:number-columns-repeated="4"/>
          <table:table-cell table:style-name="ce5" table:formula="of:=[.L7]" office:value-type="float" office:value="493.883" calcext:value-type="float">
            <text:p>493.88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R6</text:p>
          </table:table-cell>
          <table:table-cell table:style-name="ce4" table:number-columns-repeated="4"/>
          <table:table-cell table:style-name="ce5" table:formula="of:=[.F8]*[.S8]/[.G8]" office:value-type="float" office:value="592.440936139615" calcext:value-type="float">
            <text:p>592.441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R7</text:p>
          </table:table-cell>
          <table:table-cell table:style-name="ce4" table:number-columns-repeated="4"/>
          <table:table-cell table:style-name="ce5" table:formula="of:=[.F9]*[.S9]/[.G9]" office:value-type="float" office:value="656.594777398147" calcext:value-type="float">
            <text:p>656.59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R8</text:p>
          </table:table-cell>
          <table:table-cell table:style-name="ce4" table:number-columns-repeated="4"/>
          <table:table-cell table:style-name="ce5" table:formula="of:=[.L10]" office:value-type="float" office:value="880" calcext:value-type="float">
            <text:p>880.00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L1</text:p>
          </table:table-cell>
          <table:table-cell table:style-name="ce4" table:number-columns-repeated="4"/>
          <table:table-cell table:style-name="ce5" table:formula="of:=[.F11]*[.S11]/[.G11]" office:value-type="float" office:value="526.587248891583" calcext:value-type="float">
            <text:p>526.587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L2</text:p>
          </table:table-cell>
          <table:table-cell table:style-name="ce4" table:number-columns-repeated="4"/>
          <table:table-cell table:style-name="ce5" table:formula="of:=[.F12]*[.S12]/[.G12]" office:value-type="float" office:value="248.085252624355" calcext:value-type="float">
            <text:p>248.085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L3</text:p>
          </table:table-cell>
          <table:table-cell table:style-name="ce4" table:number-columns-repeated="4"/>
          <table:table-cell table:style-name="ce5" table:formula="of:=[.L13]" office:value-type="float" office:value="293.665" calcext:value-type="float">
            <text:p>293.665</text:p>
          </table:table-cell>
          <table:table-cell table:style-name="ce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4" table:number-columns-repeated="4"/>
          <table:table-cell table:style-name="ce5" table:formula="of:=[.F14]*[.S14]/[.G14]" office:value-type="float" office:value="332.112020608339" calcext:value-type="float">
            <text:p>332.1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L5</text:p>
          </table:table-cell>
          <table:table-cell table:style-name="ce4" table:number-columns-repeated="4"/>
          <table:table-cell table:style-name="ce5" table:formula="of:=[.F15]*[.S15]/[.G15]" office:value-type="float" office:value="355.332397913637" calcext:value-type="float">
            <text:p>355.33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L6</text:p>
          </table:table-cell>
          <table:table-cell table:style-name="ce4" table:number-columns-repeated="4"/>
          <table:table-cell table:style-name="ce5" table:formula="of:=[.F16]*[.S16]/[.G16]" office:value-type="float" office:value="379.079888655887" calcext:value-type="float">
            <text:p>379.080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L7</text:p>
          </table:table-cell>
          <table:table-cell table:style-name="ce4" table:number-columns-repeated="4"/>
          <table:table-cell table:style-name="ce5" table:formula="of:=[.F17]*[.S17]/[.G17]" office:value-type="float" office:value="698.052672490812" calcext:value-type="float">
            <text:p>698.053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>
          <table:table-cell table:style-name="ce4" office:value-type="string" calcext:value-type="string">
            <text:p>L8</text:p>
          </table:table-cell>
          <table:table-cell table:style-name="ce4" table:number-columns-repeated="4"/>
          <table:table-cell table:style-name="ce5" table:formula="of:=[.F18]*[.S18]/[.G18]" office:value-type="float" office:value="790.812268271835" calcext:value-type="float">
            <text:p>790.812</text:p>
          </table:table-cell>
          <table:table-cell table:style-name="ce5"/>
          <table:table-cell table:style-name="ce4" table:number-columns-repeated="2"/>
          <table:table-cell table:number-columns-repeated="2"/>
          <table:table-cell table:style-name="ce18"/>
          <table:table-cell table:number-columns-repeated="1009"/>
        </table:table-row>
        <table:table-row table:style-name="ro3" table:number-rows-repeated="104853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Fm_Bm" table:style-name="ta1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ce2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3">
          <table:table-cell table:style-name="ce28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Fm</text:p>
          </table:table-cell>
          <table:table-cell table:number-columns-repeated="2"/>
          <table:table-cell office:value-type="string" calcext:value-type="string">
            <text:p>Am base</text:p>
          </table:table-cell>
          <table:table-cell office:value-type="string" calcext:value-type="string">
            <text:p>元ファイル</text:p>
          </table:table-cell>
          <table:table-cell table:style-name="ce31" office:value-type="string" calcext:value-type="string">
            <text:p>target</text:p>
          </table:table-cell>
          <table:table-cell table:number-columns-repeated="3"/>
        </table:table-row>
        <table:table-row table:style-name="ro3">
          <table:table-cell table:style-name="ce29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19.492278835945" calcext:value-type="float">
            <text:p>219.492</text:p>
          </table:table-cell>
          <table:table-cell/>
          <table:table-cell table:style-name="ce29" office:value-type="string" calcext:value-type="string">
            <text:p>R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74.614" calcext:value-type="float">
            <text:p>174.6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51.985244126445" calcext:value-type="float">
            <text:p>251.98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3</text:p>
          </table:table-cell>
          <table:table-cell office:value-type="string" calcext:value-type="string">
            <text:p>R1</text:p>
          </table:table-cell>
          <table:table-cell office:value-type="float" office:value="207.652" calcext:value-type="float">
            <text:p>207.6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80.176296819368" calcext:value-type="float">
            <text:p>380.176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5</text:p>
          </table:table-cell>
          <table:table-cell office:value-type="float" office:value="349.228" calcext:value-type="float">
            <text:p>349.2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93.883" calcext:value-type="float">
            <text:p>493.883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92.440936139615" calcext:value-type="float">
            <text:p>592.441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4 or A4</text:p>
          </table:table-cell>
          <table:table-cell office:value-type="string" calcext:value-type="string">
            <text:p>R5</text:p>
          </table:table-cell>
          <table:table-cell office:value-type="float" office:value="466.164" calcext:value-type="float">
            <text:p>466.1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56.594777398147" calcext:value-type="float">
            <text:p>656.595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1</text:p>
          </table:table-cell>
          <table:table-cell office:value-type="float" office:value="523.251" calcext:value-type="float">
            <text:p>523.2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880" calcext:value-type="float">
            <text:p>880.000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7</text:p>
          </table:table-cell>
          <table:table-cell office:value-type="float" office:value="698.456" calcext:value-type="float">
            <text:p>698.45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26.587248891583" calcext:value-type="float">
            <text:p>526.587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4</text:p>
          </table:table-cell>
          <table:table-cell office:value-type="string" calcext:value-type="string">
            <text:p>R4</text:p>
          </table:table-cell>
          <table:table-cell office:value-type="float" office:value="415.305" calcext:value-type="float">
            <text:p>415.3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48.085252624355" calcext:value-type="float">
            <text:p>248.085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95.998" calcext:value-type="float">
            <text:p>195.9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93.665" calcext:value-type="float">
            <text:p>293.665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3 or A3</text:p>
          </table:table-cell>
          <table:table-cell office:value-type="string" calcext:value-type="string">
            <text:p>L2</text:p>
          </table:table-cell>
          <table:table-cell office:value-type="float" office:value="233.082" calcext:value-type="float">
            <text:p>233.0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32.112020608339" calcext:value-type="float">
            <text:p>332.112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2</text:p>
          </table:table-cell>
          <table:table-cell office:value-type="float" office:value="261.626" calcext:value-type="float">
            <text:p>261.6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55.332397913637" calcext:value-type="float">
            <text:p>355.332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4 or C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79.079888655887" calcext:value-type="float">
            <text:p>379.080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98.052672490812" calcext:value-type="float">
            <text:p>698.053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5 or C5</text:p>
          </table:table-cell>
          <table:table-cell office:value-type="string" calcext:value-type="string">
            <text:p>L1</text:p>
          </table:table-cell>
          <table:table-cell office:value-type="float" office:value="554.365" calcext:value-type="float">
            <text:p>554.3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790.812268271835" calcext:value-type="float">
            <text:p>790.812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5 or D5</text:p>
          </table:table-cell>
          <table:table-cell office:value-type="string" calcext:value-type="string">
            <text:p>R7</text:p>
          </table:table-cell>
          <table:table-cell office:value-type="float" office:value="622.254" calcext:value-type="float">
            <text:p>622.254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6"/>
          <table:table-cell office:value-type="string" calcext:value-type="string">
            <text:p>Bm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Bm</text:p>
          </table:table-cell>
          <table:table-cell office:value-type="string" calcext:value-type="string">
            <text:p>元ファイル</text:p>
          </table:table-cell>
          <table:table-cell table:style-name="ce31" office:value-type="string" calcext:value-type="string">
            <text:p>target</text:p>
          </table:table-cell>
          <table:table-cell table:style-name="ce28"/>
          <table:table-cell office:value-type="string" calcext:value-type="string">
            <text:p>別候補</text:p>
          </table:table-cell>
          <table:table-cell office:value-type="string" calcext:value-type="string">
            <text:p>※ズレが同等の場合は、マイナスを優先</text:p>
          </table:table-cell>
        </table:table-row>
        <table:table-row table:style-name="ro3">
          <table:table-cell table:number-columns-repeated="6"/>
          <table:table-cell table:style-name="ce29" office:value-type="string" calcext:value-type="string">
            <text:p>R1</text:p>
          </table:table-cell>
          <table:table-cell table:formula="of:=[.B2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2</text:p>
          </table:table-cell>
          <table:table-cell office:value-type="float" office:value="246.942" calcext:value-type="float">
            <text:p>246.942</text:p>
          </table:table-cell>
          <table:table-cell table:style-name="ce32" table:formula="of:=1-[.E11]/[.L20]" office:value-type="percentage" office:value="-0.00462964025704427" calcext:value-type="percentage">
            <text:p>-0.46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2</text:p>
          </table:table-cell>
          <table:table-cell table:formula="of:=[.B3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3</text:p>
          </table:table-cell>
          <table:table-cell office:value-type="float" office:value="293.665" calcext:value-type="float">
            <text:p>293.665</text:p>
          </table:table-cell>
          <table:table-cell table:style-name="ce33" table:formula="of:=1-[.E12]/[.L21]" office:value-type="percentage" office:value="0" calcext:value-type="percentage">
            <text:p>0.00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3</text:p>
          </table:table-cell>
          <table:table-cell table:formula="of:=[.B4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3" table:formula="of:=1-[.E5]/[.L22]" office:value-type="percentage" office:value="0.0086269125373386" calcext:value-type="percentage">
            <text:p>0.86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4</text:p>
          </table:table-cell>
          <table:table-cell table:formula="of:=[.B5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5</text:p>
          </table:table-cell>
          <table:table-cell office:value-type="float" office:value="493.883" calcext:value-type="float">
            <text:p>493.883</text:p>
          </table:table-cell>
          <table:table-cell table:style-name="ce33" table:formula="of:=1-[.E6]/[.L23]" office:value-type="percentage" office:value="0" calcext:value-type="percentage">
            <text:p>0.00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5</text:p>
          </table:table-cell>
          <table:table-cell table:formula="of:=[.B6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5b or C5#</text:p>
          </table:table-cell>
          <table:table-cell office:value-type="string" calcext:value-type="string">
            <text:p>R6</text:p>
          </table:table-cell>
          <table:table-cell office:value-type="float" office:value="554.365" calcext:value-type="float">
            <text:p>554.365</text:p>
          </table:table-cell>
          <table:table-cell table:style-name="ce33" table:formula="of:=1-[.E7]/[.L24]" office:value-type="percentage" office:value="-0.0686838745945633" calcext:value-type="percentage">
            <text:p>-6.87%</text:p>
          </table:table-cell>
          <table:table-cell table:style-name="ce9" office:value-type="string" calcext:value-type="string">
            <text:p>L1</text:p>
          </table:table-cell>
          <table:table-cell table:style-name="ce33" table:formula="of:=1-[.E10]/[.L24]" office:value-type="percentage" office:value="0.0501073320076429" calcext:value-type="percentage">
            <text:p>5.01%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R6</text:p>
          </table:table-cell>
          <table:table-cell table:formula="of:=[.B7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7</text:p>
          </table:table-cell>
          <table:table-cell office:value-type="float" office:value="659.255" calcext:value-type="float">
            <text:p>659.255</text:p>
          </table:table-cell>
          <table:table-cell table:style-name="ce33" table:formula="of:=1-[.E8]/[.L25]" office:value-type="percentage" office:value="0.00403519518525153" calcext:value-type="percentage">
            <text:p>0.40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7</text:p>
          </table:table-cell>
          <table:table-cell table:formula="of:=[.B8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5b/F5#</text:p>
          </table:table-cell>
          <table:table-cell office:value-type="string" calcext:value-type="string">
            <text:p>L8</text:p>
          </table:table-cell>
          <table:table-cell office:value-type="float" office:value="739.989" calcext:value-type="float">
            <text:p>739.989</text:p>
          </table:table-cell>
          <table:table-cell table:style-name="ce33" table:formula="of:=1-[.E17]/[.L26]" office:value-type="percentage" office:value="-0.0686811131947029" calcext:value-type="percentage">
            <text:p>-6.87%</text:p>
          </table:table-cell>
          <table:table-cell table:style-name="ce7" office:value-type="string" calcext:value-type="string">
            <text:p>L7</text:p>
          </table:table-cell>
          <table:table-cell table:style-name="ce33" table:formula="of:=1-[.E16]/[.L26]" office:value-type="percentage" office:value="0.0566715552652648" calcext:value-type="percentage">
            <text:p>5.67%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R8</text:p>
          </table:table-cell>
          <table:table-cell table:formula="of:=[.B9]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8</text:p>
          </table:table-cell>
          <table:table-cell office:value-type="float" office:value="987.767" calcext:value-type="float">
            <text:p>987.767</text:p>
          </table:table-cell>
          <table:table-cell table:style-name="ce33" table:formula="of:=1-[.E9]/[.L27]" office:value-type="percentage" office:value="0.109101640366605" calcext:value-type="percentage">
            <text:p>10.91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1</text:p>
          </table:table-cell>
          <table:table-cell table:formula="of:=[.B10]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6</text:p>
          </table:table-cell>
          <table:table-cell office:value-type="float" office:value="587.33" calcext:value-type="float">
            <text:p>587.33</text:p>
          </table:table-cell>
          <table:table-cell table:style-name="ce33" table:formula="of:=1-[.E7]/[.L28]" office:value-type="percentage" office:value="-0.00870198379039899" calcext:value-type="percentage">
            <text:p>-0.87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2</text:p>
          </table:table-cell>
          <table:table-cell table:formula="of:=[.B11]" office:value-type="string" office:string-value="B" calcext:value-type="string">
            <text:p>B</text:p>
          </table:table-cell>
          <table:table-cell office:value-type="string" calcext:value-type="string">
            <text:p>Db/C#</text:p>
          </table:table-cell>
          <table:table-cell office:value-type="string" calcext:value-type="string">
            <text:p>D4b/C4#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style-name="ce33" table:formula="of:=1-[.E12]/[.L29]" office:value-type="percentage" office:value="-0.0594625211502871" calcext:value-type="percentage">
            <text:p>-5.95%</text:p>
          </table:table-cell>
          <table:table-cell table:style-name="ce7" office:value-type="string" calcext:value-type="string">
            <text:p>R2</text:p>
          </table:table-cell>
          <table:table-cell table:style-name="ce33" table:formula="of:=1-[.E3]/[.L29]" office:value-type="percentage" office:value="0.0909065702931096" calcext:value-type="percentage">
            <text:p>9.09%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L3</text:p>
          </table:table-cell>
          <table:table-cell table:formula="of:=[.B12]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4</text:p>
          </table:table-cell>
          <table:table-cell office:value-type="float" office:value="329.628" calcext:value-type="float">
            <text:p>329.628</text:p>
          </table:table-cell>
          <table:table-cell table:style-name="ce33" table:formula="of:=1-[.E13]/[.L30]" office:value-type="percentage" office:value="-0.0075358301125481" calcext:value-type="percentage">
            <text:p>-0.75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4</text:p>
          </table:table-cell>
          <table:table-cell table:formula="of:=[.B13]" office:value-type="string" office:string-value="E" calcext:value-type="string">
            <text:p>E</text:p>
          </table:table-cell>
          <table:table-cell office:value-type="string" calcext:value-type="string">
            <text:p>Gb/F#</text:p>
          </table:table-cell>
          <table:table-cell office:value-type="string" calcext:value-type="string">
            <text:p>G4b/F4#</text:p>
          </table:table-cell>
          <table:table-cell office:value-type="string" calcext:value-type="string">
            <text:p>R3</text:p>
          </table:table-cell>
          <table:table-cell office:value-type="float" office:value="369.994" calcext:value-type="float">
            <text:p>369.994</text:p>
          </table:table-cell>
          <table:table-cell table:style-name="ce33" table:formula="of:=1-[.E4]/[.L31]" office:value-type="percentage" office:value="-0.0275201674064121" calcext:value-type="percentage">
            <text:p>-2.75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5</text:p>
          </table:table-cell>
          <table:table-cell table:formula="of:=[.B14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style-name="ce33" table:formula="of:=1-[.E15]/[.L32]" office:value-type="percentage" office:value="0.0329471328565748" calcext:value-type="percentage">
            <text:p>3.29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6</text:p>
          </table:table-cell>
          <table:table-cell table:formula="of:=[.B15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3" table:formula="of:=1-[.E5]/[.L33]" office:value-type="percentage" office:value="0.0086269125373386" calcext:value-type="percentage">
            <text:p>0.86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7</text:p>
          </table:table-cell>
          <table:table-cell table:formula="of:=[.B16]" office:value-type="string" office:string-value="F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8</text:p>
          </table:table-cell>
          <table:table-cell office:value-type="float" office:value="783.991" calcext:value-type="float">
            <text:p>783.991</text:p>
          </table:table-cell>
          <table:table-cell table:style-name="ce33" table:formula="of:=1-[.E17]/[.L34]" office:value-type="percentage" office:value="-0.00870069716595601" calcext:value-type="percentage">
            <text:p>-0.87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8</text:p>
          </table:table-cell>
          <table:table-cell table:formula="of:=[.B17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8</text:p>
          </table:table-cell>
          <table:table-cell office:value-type="float" office:value="880" calcext:value-type="float">
            <text:p>880</text:p>
          </table:table-cell>
          <table:table-cell table:style-name="ce33" table:formula="of:=1-[.E9]/[.L35]" office:value-type="percentage" office:value="0" calcext:value-type="percentage">
            <text:p>0.00%</text:p>
          </table:table-cell>
          <table:table-cell table:style-name="ce7"/>
          <table:table-cell table:style-name="ce33"/>
        </table:table-row>
        <table:table-row table:style-name="ro3" table:number-rows-repeated="1048540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Gm_Cm" table:style-name="ta1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ce2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3">
          <table:table-cell table:style-name="ce28" office:value-type="string" calcext:value-type="string">
            <text:p>Am</text:p>
          </table:table-cell>
          <table:table-cell/>
          <table:table-cell table:style-name="ce2" table:number-columns-repeated="2"/>
          <table:table-cell office:value-type="string" calcext:value-type="string">
            <text:p>校正前の周波数</text:p>
          </table:table-cell>
          <table:table-cell/>
          <table:table-cell office:value-type="string" calcext:value-type="string">
            <text:p>Gm</text:p>
          </table:table-cell>
          <table:table-cell table:number-columns-repeated="2"/>
          <table:table-cell office:value-type="string" calcext:value-type="string">
            <text:p>Am base</text:p>
          </table:table-cell>
          <table:table-cell office:value-type="string" calcext:value-type="string">
            <text:p>元ファイル</text:p>
          </table:table-cell>
          <table:table-cell table:style-name="ce31" office:value-type="string" calcext:value-type="string">
            <text:p>target</text:p>
          </table:table-cell>
          <table:table-cell table:number-columns-repeated="3"/>
        </table:table-row>
        <table:table-row table:style-name="ro3">
          <table:table-cell table:style-name="ce29" office:value-type="string" calcext:value-type="string">
            <text:p>R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19.492278835945" calcext:value-type="float">
            <text:p>219.492</text:p>
          </table:table-cell>
          <table:table-cell/>
          <table:table-cell table:style-name="ce29" office:value-type="string" calcext:value-type="string">
            <text:p>R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74.614" calcext:value-type="float">
            <text:p>174.6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51.985244126445" calcext:value-type="float">
            <text:p>251.98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3</text:p>
          </table:table-cell>
          <table:table-cell office:value-type="string" calcext:value-type="string">
            <text:p>R1</text:p>
          </table:table-cell>
          <table:table-cell office:value-type="float" office:value="207.652" calcext:value-type="float">
            <text:p>207.6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80.176296819368" calcext:value-type="float">
            <text:p>380.176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36.204158483571" calcext:value-type="float">
            <text:p>436.204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5</text:p>
          </table:table-cell>
          <table:table-cell office:value-type="float" office:value="349.228" calcext:value-type="float">
            <text:p>349.2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493.883" calcext:value-type="float">
            <text:p>493.883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92.440936139615" calcext:value-type="float">
            <text:p>592.441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4 or A4</text:p>
          </table:table-cell>
          <table:table-cell office:value-type="string" calcext:value-type="string">
            <text:p>R5</text:p>
          </table:table-cell>
          <table:table-cell office:value-type="float" office:value="466.164" calcext:value-type="float">
            <text:p>466.1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56.594777398147" calcext:value-type="float">
            <text:p>656.595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1</text:p>
          </table:table-cell>
          <table:table-cell office:value-type="float" office:value="523.251" calcext:value-type="float">
            <text:p>523.2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880" calcext:value-type="float">
            <text:p>880.000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7</text:p>
          </table:table-cell>
          <table:table-cell office:value-type="float" office:value="698.456" calcext:value-type="float">
            <text:p>698.45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526.587248891583" calcext:value-type="float">
            <text:p>526.587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Ab/G#</text:p>
          </table:table-cell>
          <table:table-cell/>
          <table:table-cell office:value-type="string" calcext:value-type="string">
            <text:p>A4 or G4</text:p>
          </table:table-cell>
          <table:table-cell office:value-type="string" calcext:value-type="string">
            <text:p>R4</text:p>
          </table:table-cell>
          <table:table-cell office:value-type="float" office:value="415.305" calcext:value-type="float">
            <text:p>415.3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248.085252624355" calcext:value-type="float">
            <text:p>248.085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95.998" calcext:value-type="float">
            <text:p>195.9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293.665" calcext:value-type="float">
            <text:p>293.665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Bb/A#</text:p>
          </table:table-cell>
          <table:table-cell/>
          <table:table-cell office:value-type="string" calcext:value-type="string">
            <text:p>B3 or A3</text:p>
          </table:table-cell>
          <table:table-cell office:value-type="string" calcext:value-type="string">
            <text:p>L2</text:p>
          </table:table-cell>
          <table:table-cell office:value-type="float" office:value="233.082" calcext:value-type="float">
            <text:p>233.0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32.112020608339" calcext:value-type="float">
            <text:p>332.112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R2</text:p>
          </table:table-cell>
          <table:table-cell office:value-type="float" office:value="261.626" calcext:value-type="float">
            <text:p>261.6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55.332397913637" calcext:value-type="float">
            <text:p>355.332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4 or C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float" office:value="379.079888655887" calcext:value-type="float">
            <text:p>379.080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4 or D4</text:p>
          </table:table-cell>
          <table:table-cell office:value-type="string" calcext:value-type="string">
            <text:p>L4</text:p>
          </table:table-cell>
          <table:table-cell office:value-type="float" office:value="311.127" calcext:value-type="float">
            <text:p>311.1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698.052672490812" calcext:value-type="float">
            <text:p>698.053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Db/C#</text:p>
          </table:table-cell>
          <table:table-cell/>
          <table:table-cell office:value-type="string" calcext:value-type="string">
            <text:p>D5 or C5</text:p>
          </table:table-cell>
          <table:table-cell office:value-type="string" calcext:value-type="string">
            <text:p>L1</text:p>
          </table:table-cell>
          <table:table-cell office:value-type="float" office:value="554.365" calcext:value-type="float">
            <text:p>554.3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 office:value-type="float" office:value="790.812268271835" calcext:value-type="float">
            <text:p>790.812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Eb/D#</text:p>
          </table:table-cell>
          <table:table-cell/>
          <table:table-cell office:value-type="string" calcext:value-type="string">
            <text:p>E5 or D5</text:p>
          </table:table-cell>
          <table:table-cell office:value-type="string" calcext:value-type="string">
            <text:p>R7</text:p>
          </table:table-cell>
          <table:table-cell office:value-type="float" office:value="622.254" calcext:value-type="float">
            <text:p>622.254</text:p>
          </table:table-cell>
          <table:table-cell table:number-columns-repeated="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元ファイル</text:p>
          </table:table-cell>
          <table:table-cell table:style-name="ce31" office:value-type="string" calcext:value-type="string">
            <text:p>target</text:p>
          </table:table-cell>
          <table:table-cell table:style-name="ce28"/>
          <table:table-cell office:value-type="string" calcext:value-type="string">
            <text:p>別候補</text:p>
          </table:table-cell>
          <table:table-cell office:value-type="string" calcext:value-type="string">
            <text:p>※ズレが同等の場合は、マイナスを優先</text:p>
          </table:table-cell>
        </table:table-row>
        <table:table-row table:style-name="ro4">
          <table:table-cell table:style-name="ce34" office:value-type="string" calcext:value-type="string">
            <text:p>UNDER CONSTRUCTION</text:p>
          </table:table-cell>
          <table:table-cell table:number-columns-repeated="5"/>
          <table:table-cell table:style-name="ce29" office:value-type="string" calcext:value-type="string">
            <text:p>R1</text:p>
          </table:table-cell>
          <table:table-cell table:formula="of:=[.B2]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float" office:value="246.942" calcext:value-type="float">
            <text:p>246.942</text:p>
          </table:table-cell>
          <table:table-cell table:style-name="ce32" table:formula="of:=1-[.E11]/[.L20]" office:value-type="percentage" office:value="-0.00462964025704427" calcext:value-type="percentage">
            <text:p>-0.46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2</text:p>
          </table:table-cell>
          <table:table-cell table:formula="of:=[.B3]" office:value-type="string" office:string-value="C" calcext:value-type="string">
            <text:p>C</text:p>
          </table:table-cell>
          <table:table-cell office:value-type="string" calcext:value-type="string">
            <text:p>Ds_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float" office:value="293.665" calcext:value-type="float">
            <text:p>293.665</text:p>
          </table:table-cell>
          <table:table-cell table:style-name="ce33" table:formula="of:=1-[.E12]/[.L21]" office:value-type="percentage" office:value="0" calcext:value-type="percentage">
            <text:p>0.00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3</text:p>
          </table:table-cell>
          <table:table-cell table:formula="of:=[.B4]" office:value-type="string" office:string-value="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3" table:formula="of:=1-[.E5]/[.L22]" office:value-type="percentage" office:value="0.0086269125373386" calcext:value-type="percentage">
            <text:p>0.86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4</text:p>
          </table:table-cell>
          <table:table-cell table:formula="of:=[.B5]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float" office:value="493.883" calcext:value-type="float">
            <text:p>493.883</text:p>
          </table:table-cell>
          <table:table-cell table:style-name="ce33" table:formula="of:=1-[.E6]/[.L23]" office:value-type="percentage" office:value="0" calcext:value-type="percentage">
            <text:p>0.00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5</text:p>
          </table:table-cell>
          <table:table-cell table:formula="of:=[.B6]" office:value-type="string" office:string-value="B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</text:p>
          </table:table-cell>
          <table:table-cell office:value-type="float" office:value="554.365" calcext:value-type="float">
            <text:p>554.365</text:p>
          </table:table-cell>
          <table:table-cell table:style-name="ce33" table:formula="of:=1-[.E7]/[.L24]" office:value-type="percentage" office:value="-0.0686838745945633" calcext:value-type="percentage">
            <text:p>-6.87%</text:p>
          </table:table-cell>
          <table:table-cell table:style-name="ce9" office:value-type="string" calcext:value-type="string">
            <text:p>L1</text:p>
          </table:table-cell>
          <table:table-cell table:style-name="ce33" table:formula="of:=1-[.E10]/[.L24]" office:value-type="percentage" office:value="0.0501073320076429" calcext:value-type="percentage">
            <text:p>5.01%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R6</text:p>
          </table:table-cell>
          <table:table-cell table:formula="of:=[.B7]" office:value-type="string" office:string-value="D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7</text:p>
          </table:table-cell>
          <table:table-cell office:value-type="float" office:value="659.255" calcext:value-type="float">
            <text:p>659.255</text:p>
          </table:table-cell>
          <table:table-cell table:style-name="ce33" table:formula="of:=1-[.E8]/[.L25]" office:value-type="percentage" office:value="0.00403519518525153" calcext:value-type="percentage">
            <text:p>0.40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R7</text:p>
          </table:table-cell>
          <table:table-cell table:formula="of:=[.B8]" office:value-type="string" office:string-value="E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8</text:p>
          </table:table-cell>
          <table:table-cell office:value-type="float" office:value="739.989" calcext:value-type="float">
            <text:p>739.989</text:p>
          </table:table-cell>
          <table:table-cell table:style-name="ce33" table:formula="of:=1-[.E17]/[.L26]" office:value-type="percentage" office:value="-0.0686811131947029" calcext:value-type="percentage">
            <text:p>-6.87%</text:p>
          </table:table-cell>
          <table:table-cell table:style-name="ce7" office:value-type="string" calcext:value-type="string">
            <text:p>L7</text:p>
          </table:table-cell>
          <table:table-cell table:style-name="ce33" table:formula="of:=1-[.E16]/[.L26]" office:value-type="percentage" office:value="0.0566715552652648" calcext:value-type="percentage">
            <text:p>5.67%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R8</text:p>
          </table:table-cell>
          <table:table-cell table:formula="of:=[.B9]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8</text:p>
          </table:table-cell>
          <table:table-cell office:value-type="float" office:value="987.767" calcext:value-type="float">
            <text:p>987.767</text:p>
          </table:table-cell>
          <table:table-cell table:style-name="ce33" table:formula="of:=1-[.E9]/[.L27]" office:value-type="percentage" office:value="0.109101640366605" calcext:value-type="percentage">
            <text:p>10.91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1</text:p>
          </table:table-cell>
          <table:table-cell table:formula="of:=[.B10]" office:value-type="string" office:string-value="C" calcext:value-type="string">
            <text:p>C</text:p>
          </table:table-cell>
          <table:table-cell office:value-type="string" calcext:value-type="string">
            <text:p>Ds_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6</text:p>
          </table:table-cell>
          <table:table-cell office:value-type="float" office:value="587.33" calcext:value-type="float">
            <text:p>587.33</text:p>
          </table:table-cell>
          <table:table-cell table:style-name="ce33" table:formula="of:=1-[.E7]/[.L28]" office:value-type="percentage" office:value="-0.00870198379039899" calcext:value-type="percentage">
            <text:p>-0.87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2</text:p>
          </table:table-cell>
          <table:table-cell table:formula="of:=[.B11]" office:value-type="string" office:string-value="B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3</text:p>
          </table:table-cell>
          <table:table-cell office:value-type="float" office:value="277.183" calcext:value-type="float">
            <text:p>277.183</text:p>
          </table:table-cell>
          <table:table-cell table:style-name="ce33" table:formula="of:=1-[.E12]/[.L29]" office:value-type="percentage" office:value="-0.0594625211502871" calcext:value-type="percentage">
            <text:p>-5.95%</text:p>
          </table:table-cell>
          <table:table-cell table:style-name="ce7" office:value-type="string" calcext:value-type="string">
            <text:p>R2</text:p>
          </table:table-cell>
          <table:table-cell table:style-name="ce33" table:formula="of:=1-[.E3]/[.L29]" office:value-type="percentage" office:value="0.0909065702931096" calcext:value-type="percentage">
            <text:p>9.09%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L3</text:p>
          </table:table-cell>
          <table:table-cell table:formula="of:=[.B12]" office:value-type="string" office:string-value="D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4</text:p>
          </table:table-cell>
          <table:table-cell office:value-type="float" office:value="329.628" calcext:value-type="float">
            <text:p>329.628</text:p>
          </table:table-cell>
          <table:table-cell table:style-name="ce33" table:formula="of:=1-[.E13]/[.L30]" office:value-type="percentage" office:value="-0.0075358301125481" calcext:value-type="percentage">
            <text:p>-0.75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4</text:p>
          </table:table-cell>
          <table:table-cell table:formula="of:=[.B13]" office:value-type="string" office:string-value="E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369.994" calcext:value-type="float">
            <text:p>369.994</text:p>
          </table:table-cell>
          <table:table-cell table:style-name="ce33" table:formula="of:=1-[.E4]/[.L31]" office:value-type="percentage" office:value="-0.0275201674064121" calcext:value-type="percentage">
            <text:p>-2.75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5</text:p>
          </table:table-cell>
          <table:table-cell table:formula="of:=[.B14]" office:value-type="string" office:string-value="F" calcext:value-type="string">
            <text:p>F</text:p>
          </table:table-cell>
          <table:table-cell office:value-type="string" calcext:value-type="string">
            <text:p>Gs_B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391.995" calcext:value-type="float">
            <text:p>391.995</text:p>
          </table:table-cell>
          <table:table-cell table:style-name="ce33" table:formula="of:=1-[.E15]/[.L32]" office:value-type="percentage" office:value="0.0329471328565748" calcext:value-type="percentage">
            <text:p>3.29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6</text:p>
          </table:table-cell>
          <table:table-cell table:formula="of:=[.B15]" office:value-type="string" office:string-value="G" calcext:value-type="string">
            <text:p>G</text:p>
          </table:table-cell>
          <table:table-cell office:value-type="string" calcext:value-type="string">
            <text:p>As_B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float" office:value="440" calcext:value-type="float">
            <text:p>440</text:p>
          </table:table-cell>
          <table:table-cell table:style-name="ce33" table:formula="of:=1-[.E5]/[.L33]" office:value-type="percentage" office:value="0.0086269125373386" calcext:value-type="percentage">
            <text:p>0.86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7</text:p>
          </table:table-cell>
          <table:table-cell table:formula="of:=[.B16]" office:value-type="string" office:string-value="F" calcext:value-type="string">
            <text:p>F</text:p>
          </table:table-cell>
          <table:table-cell office:value-type="string" calcext:value-type="string">
            <text:p>Gs_B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8</text:p>
          </table:table-cell>
          <table:table-cell office:value-type="float" office:value="783.991" calcext:value-type="float">
            <text:p>783.991</text:p>
          </table:table-cell>
          <table:table-cell table:style-name="ce33" table:formula="of:=1-[.E17]/[.L34]" office:value-type="percentage" office:value="-0.00870069716595601" calcext:value-type="percentage">
            <text:p>-0.87%</text:p>
          </table:table-cell>
          <table:table-cell table:style-name="ce7"/>
          <table:table-cell table:style-name="ce33"/>
        </table:table-row>
        <table:table-row table:style-name="ro3">
          <table:table-cell table:number-columns-repeated="6"/>
          <table:table-cell office:value-type="string" calcext:value-type="string">
            <text:p>L8</text:p>
          </table:table-cell>
          <table:table-cell table:formula="of:=[.B17]" office:value-type="string" office:string-value="G" calcext:value-type="string">
            <text:p>G</text:p>
          </table:table-cell>
          <table:table-cell office:value-type="string" calcext:value-type="string">
            <text:p>As_B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</text:p>
          </table:table-cell>
          <table:table-cell office:value-type="float" office:value="880" calcext:value-type="float">
            <text:p>880</text:p>
          </table:table-cell>
          <table:table-cell table:style-name="ce33" table:formula="of:=1-[.E9]/[.L35]" office:value-type="percentage" office:value="0" calcext:value-type="percentage">
            <text:p>0.00%</text:p>
          </table:table-cell>
          <table:table-cell table:style-name="ce7"/>
          <table:table-cell table:style-name="ce33"/>
        </table:table-row>
        <table:table-row table:style-name="ro3" table:number-rows-repeated="1048540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freq" table:style-name="ta1">
        <office:forms form:automatic-focus="false" form:apply-design-mode="false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6.351" calcext:value-type="float">
            <text:p>16.35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24" calcext:value-type="float">
            <text:p>17.32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354" calcext:value-type="float">
            <text:p>18.35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45" calcext:value-type="float">
            <text:p>19.44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601" calcext:value-type="float">
            <text:p>20.60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827" calcext:value-type="float">
            <text:p>21.827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124" calcext:value-type="float">
            <text:p>23.12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499" calcext:value-type="float">
            <text:p>24.49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56" calcext:value-type="float">
            <text:p>25.95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135" calcext:value-type="float">
            <text:p>29.13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868" calcext:value-type="float">
            <text:p>30.868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703" calcext:value-type="float">
            <text:p>32.703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648" calcext:value-type="float">
            <text:p>34.64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.708" calcext:value-type="float">
            <text:p>36.70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.891" calcext:value-type="float">
            <text:p>38.89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203" calcext:value-type="float">
            <text:p>41.203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654" calcext:value-type="float">
            <text:p>43.65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.249" calcext:value-type="float">
            <text:p>46.24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.999" calcext:value-type="float">
            <text:p>48.99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.913" calcext:value-type="float">
            <text:p>51.913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.27" calcext:value-type="float">
            <text:p>58.27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.735" calcext:value-type="float">
            <text:p>61.73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.406" calcext:value-type="float">
            <text:p>65.40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.296" calcext:value-type="float">
            <text:p>69.29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416" calcext:value-type="float">
            <text:p>73.41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782" calcext:value-type="float">
            <text:p>77.78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.407" calcext:value-type="float">
            <text:p>82.407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7.307" calcext:value-type="float">
            <text:p>87.307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2.499" calcext:value-type="float">
            <text:p>92.49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999" calcext:value-type="float">
            <text:p>97.99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.826" calcext:value-type="float">
            <text:p>103.82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6.541" calcext:value-type="float">
            <text:p>116.54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.471" calcext:value-type="float">
            <text:p>123.471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0.813" calcext:value-type="float">
            <text:p>130.813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8.591" calcext:value-type="float">
            <text:p>138.59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.832" calcext:value-type="float">
            <text:p>146.83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5.563" calcext:value-type="float">
            <text:p>155.563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4.814" calcext:value-type="float">
            <text:p>164.81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4.614" calcext:value-type="float">
            <text:p>174.61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4.997" calcext:value-type="float">
            <text:p>184.997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5.998" calcext:value-type="float">
            <text:p>195.99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7.652" calcext:value-type="float">
            <text:p>207.65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3.082" calcext:value-type="float">
            <text:p>233.08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6.942" calcext:value-type="float">
            <text:p>246.94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1.626" calcext:value-type="float">
            <text:p>261.62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7.183" calcext:value-type="float">
            <text:p>277.183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3.665" calcext:value-type="float">
            <text:p>293.66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1.127" calcext:value-type="float">
            <text:p>311.127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9.628" calcext:value-type="float">
            <text:p>329.62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9.228" calcext:value-type="float">
            <text:p>349.22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9.994" calcext:value-type="float">
            <text:p>369.99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1.995" calcext:value-type="float">
            <text:p>391.99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5.305" calcext:value-type="float">
            <text:p>415.30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6.164" calcext:value-type="float">
            <text:p>466.16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3.883" calcext:value-type="float">
            <text:p>493.883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3.251" calcext:value-type="float">
            <text:p>523.25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4.365" calcext:value-type="float">
            <text:p>554.36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7.33" calcext:value-type="float">
            <text:p>587.33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2.254" calcext:value-type="float">
            <text:p>622.25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9.255" calcext:value-type="float">
            <text:p>659.25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8.456" calcext:value-type="float">
            <text:p>698.45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9.989" calcext:value-type="float">
            <text:p>739.98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3.991" calcext:value-type="float">
            <text:p>783.99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0.609" calcext:value-type="float">
            <text:p>830.60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32.328" calcext:value-type="float">
            <text:p>932.32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7.767" calcext:value-type="float">
            <text:p>987.767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46.502" calcext:value-type="float">
            <text:p>1046.50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8.731" calcext:value-type="float">
            <text:p>1108.73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74.659" calcext:value-type="float">
            <text:p>1174.65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44.508" calcext:value-type="float">
            <text:p>1244.50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18.51" calcext:value-type="float">
            <text:p>1318.5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96.913" calcext:value-type="float">
            <text:p>1396.913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79.978" calcext:value-type="float">
            <text:p>1479.97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67.982" calcext:value-type="float">
            <text:p>1567.98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61.219" calcext:value-type="float">
            <text:p>1661.21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64.655" calcext:value-type="float">
            <text:p>1864.65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75.533" calcext:value-type="float">
            <text:p>1975.533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93.005" calcext:value-type="float">
            <text:p>2093.00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17.461" calcext:value-type="float">
            <text:p>2217.46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49.318" calcext:value-type="float">
            <text:p>2349.31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89.016" calcext:value-type="float">
            <text:p>2489.01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37.021" calcext:value-type="float">
            <text:p>2637.02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93.826" calcext:value-type="float">
            <text:p>2793.82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59.955" calcext:value-type="float">
            <text:p>2959.955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135.964" calcext:value-type="float">
            <text:p>3135.96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22.438" calcext:value-type="float">
            <text:p>3322.43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20" calcext:value-type="float">
            <text:p>3520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729.31" calcext:value-type="float">
            <text:p>3729.3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51.066" calcext:value-type="float">
            <text:p>3951.066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86.009" calcext:value-type="float">
            <text:p>4186.009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34.922" calcext:value-type="float">
            <text:p>4434.92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98.636" calcext:value-type="float">
            <text:p>4698.63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78.032" calcext:value-type="float">
            <text:p>4978.03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74.042" calcext:value-type="float">
            <text:p>5274.04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87.652" calcext:value-type="float">
            <text:p>5587.65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19.91" calcext:value-type="float">
            <text:p>5919.91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71.928" calcext:value-type="float">
            <text:p>6271.92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644.876" calcext:value-type="float">
            <text:p>6644.87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458.62" calcext:value-type="float">
            <text:p>7458.6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902.132" calcext:value-type="float">
            <text:p>7902.13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372.018" calcext:value-type="float">
            <text:p>8372.018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Cs_D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869.844" calcext:value-type="float">
            <text:p>8869.84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397.272" calcext:value-type="float">
            <text:p>9397.27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Ds_E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56.064" calcext:value-type="float">
            <text:p>9956.06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48.084" calcext:value-type="float">
            <text:p>10548.08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175.304" calcext:value-type="float">
            <text:p>11175.30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Fs_G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839.82" calcext:value-type="float">
            <text:p>11839.8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543.856" calcext:value-type="float">
            <text:p>12543.856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Gs_A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289.752" calcext:value-type="float">
            <text:p>13289.752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As_B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917.24" calcext:value-type="float">
            <text:p>14917.24</text:p>
          </table:table-cell>
        </table:table-row>
        <table:table-row table:style-name="ro3">
          <table:table-cell office:value-type="string" calcext:value-type="string">
            <text:p>#defin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804.264" calcext:value-type="float">
            <text:p>15804.264</text:p>
          </table:table-cell>
        </table:table-row>
      </table:table>
      <table:table table:name="compression" table:style-name="ta1">
        <office:forms form:automatic-focus="false" form:apply-design-mode="false"/>
        <table:shapes>
          <draw:frame draw:z-index="0" draw:style-name="gr1" draw:text-style-name="P1" svg:width="159.99mm" svg:height="89.99mm" svg:x="136.17mm" svg:y="14.54mm">
            <loext:p draw:notify-on-update-of-ranges="compression.B3:compression.B14 compression.C3:compression.C14 compression.D3:compression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number-columns-repeated="4" table:default-cell-style-name="Default"/>
        <table:table-row table:style-name="ro3">
          <table:table-cell office:value-type="string" calcext:value-type="string">
            <text:p>tone num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log(num,2.7)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QRT([.A2])" office:value-type="float" office:value="1" calcext:value-type="float">
            <text:p>1</text:p>
          </table:table-cell>
          <table:table-cell table:formula="of:=LOG([.A2];2.7)" office:value-type="float" office:value="0" calcext:value-type="float">
            <text:p>0</text:p>
          </table:table-cell>
          <table:table-cell table:formula="of:=LOG([.$A2];[.$D$1]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QRT([.A3])" office:value-type="float" office:value="1.4142135623731" calcext:value-type="float">
            <text:p>1.4142135623731</text:p>
          </table:table-cell>
          <table:table-cell table:formula="of:=LOG([.A3];2.7)" office:value-type="float" office:value="0.697856474455816" calcext:value-type="float">
            <text:p>0.697856474455816</text:p>
          </table:table-cell>
          <table:table-cell table:formula="of:=LOG([.$A3];[.$D$1])" office:value-type="float" office:value="0.630929753571457" calcext:value-type="float">
            <text:p>0.63092975357145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QRT([.A4])" office:value-type="float" office:value="1.73205080756888" calcext:value-type="float">
            <text:p>1.73205080756888</text:p>
          </table:table-cell>
          <table:table-cell table:formula="of:=LOG([.A4];2.7)" office:value-type="float" office:value="1.10607634289794" calcext:value-type="float">
            <text:p>1.10607634289794</text:p>
          </table:table-cell>
          <table:table-cell table:formula="of:=LOG([.$A4];[.$D$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QRT([.A5])" office:value-type="float" office:value="2" calcext:value-type="float">
            <text:p>2</text:p>
          </table:table-cell>
          <table:table-cell table:formula="of:=LOG([.A5];2.7)" office:value-type="float" office:value="1.39571294891163" calcext:value-type="float">
            <text:p>1.39571294891163</text:p>
          </table:table-cell>
          <table:table-cell table:formula="of:=LOG([.$A5];[.$D$1])" office:value-type="float" office:value="1.26185950714291" calcext:value-type="float">
            <text:p>1.2618595071429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QRT([.A6])" office:value-type="float" office:value="2.23606797749979" calcext:value-type="float">
            <text:p>2.23606797749979</text:p>
          </table:table-cell>
          <table:table-cell table:formula="of:=LOG([.A6];2.7)" office:value-type="float" office:value="1.62037255423801" calcext:value-type="float">
            <text:p>1.62037255423801</text:p>
          </table:table-cell>
          <table:table-cell table:formula="of:=LOG([.$A6];[.$D$1])" office:value-type="float" office:value="1.46497352071793" calcext:value-type="float">
            <text:p>1.4649735207179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QRT([.A7])" office:value-type="float" office:value="2.44948974278318" calcext:value-type="float">
            <text:p>2.44948974278318</text:p>
          </table:table-cell>
          <table:table-cell table:formula="of:=LOG([.A7];2.7)" office:value-type="float" office:value="1.80393281735376" calcext:value-type="float">
            <text:p>1.80393281735376</text:p>
          </table:table-cell>
          <table:table-cell table:formula="of:=LOG([.$A7];[.$D$1])" office:value-type="float" office:value="1.63092975357146" calcext:value-type="float">
            <text:p>1.6309297535714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QRT([.A8])" office:value-type="float" office:value="2.64575131106459" calcext:value-type="float">
            <text:p>2.64575131106459</text:p>
          </table:table-cell>
          <table:table-cell table:formula="of:=LOG([.A8];2.7)" office:value-type="float" office:value="1.9591308084533" calcext:value-type="float">
            <text:p>1.9591308084533</text:p>
          </table:table-cell>
          <table:table-cell table:formula="of:=LOG([.$A8];[.$D$1])" office:value-type="float" office:value="1.77124374916142" calcext:value-type="float">
            <text:p>1.7712437491614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QRT([.A9])" office:value-type="float" office:value="2.82842712474619" calcext:value-type="float">
            <text:p>2.82842712474619</text:p>
          </table:table-cell>
          <table:table-cell table:formula="of:=LOG([.A9];2.7)" office:value-type="float" office:value="2.09356942336745" calcext:value-type="float">
            <text:p>2.09356942336745</text:p>
          </table:table-cell>
          <table:table-cell table:formula="of:=LOG([.$A9];[.$D$1])" office:value-type="float" office:value="1.89278926071437" calcext:value-type="float">
            <text:p>1.8927892607143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SQRT([.A10])" office:value-type="float" office:value="3" calcext:value-type="float">
            <text:p>3</text:p>
          </table:table-cell>
          <table:table-cell table:formula="of:=LOG([.A10];2.7)" office:value-type="float" office:value="2.21215268579588" calcext:value-type="float">
            <text:p>2.21215268579588</text:p>
          </table:table-cell>
          <table:table-cell table:formula="of:=LOG([.$A10];[.$D$1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QRT([.A11])" office:value-type="float" office:value="3.16227766016838" calcext:value-type="float">
            <text:p>3.16227766016838</text:p>
          </table:table-cell>
          <table:table-cell table:formula="of:=LOG([.A11];2.7)" office:value-type="float" office:value="2.31822902869382" calcext:value-type="float">
            <text:p>2.31822902869382</text:p>
          </table:table-cell>
          <table:table-cell table:formula="of:=LOG([.$A11];[.$D$1])" office:value-type="float" office:value="2.09590327428938" calcext:value-type="float">
            <text:p>2.0959032742893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QRT([.A12])" office:value-type="float" office:value="3.3166247903554" calcext:value-type="float">
            <text:p>3.3166247903554</text:p>
          </table:table-cell>
          <table:table-cell table:formula="of:=LOG([.A12];2.7)" office:value-type="float" office:value="2.4141867530032" calcext:value-type="float">
            <text:p>2.4141867530032</text:p>
          </table:table-cell>
          <table:table-cell table:formula="of:=LOG([.$A12];[.$D$1])" office:value-type="float" office:value="2.18265833864414" calcext:value-type="float">
            <text:p>2.1826583386441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QRT([.A13])" office:value-type="float" office:value="3.46410161513775" calcext:value-type="float">
            <text:p>3.46410161513775</text:p>
          </table:table-cell>
          <table:table-cell table:formula="of:=LOG([.A13];2.7)" office:value-type="float" office:value="2.50178929180957" calcext:value-type="float">
            <text:p>2.50178929180957</text:p>
          </table:table-cell>
          <table:table-cell table:formula="of:=LOG([.$A13];[.$D$1])" office:value-type="float" office:value="2.26185950714291" calcext:value-type="float">
            <text:p>2.2618595071429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QRT([.A14])" office:value-type="float" office:value="3.60555127546399" calcext:value-type="float">
            <text:p>3.60555127546399</text:p>
          </table:table-cell>
          <table:table-cell table:formula="of:=LOG([.A14];2.7)" office:value-type="float" office:value="2.58237581563822" calcext:value-type="float">
            <text:p>2.58237581563822</text:p>
          </table:table-cell>
          <table:table-cell table:formula="of:=LOG([.$A14];[.$D$1])" office:value-type="float" office:value="2.33471751947279" calcext:value-type="float">
            <text:p>2.33471751947279</text:p>
          </table:table-cell>
        </table:table-row>
      </table:table>
      <table:table table:name="cost" table:style-name="ta1">
        <table:table-column table:style-name="co13" table:default-cell-style-name="Default"/>
        <table:table-column table:style-name="co29" table:default-cell-style-name="ce35"/>
        <table:table-column table:style-name="co30" table:default-cell-style-name="Default"/>
        <table:table-column table:style-name="co31" table:default-cell-style-name="Default"/>
        <table:table-column table:style-name="co22" table:default-cell-style-name="Default"/>
        <table:table-column table:style-name="co11" table:number-columns-repeated="1019" table:default-cell-style-name="Default"/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q.</text:p>
          </table:table-cell>
          <table:table-cell office:value-type="string" calcext:value-type="string">
            <text:p>pric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ound Disc 10 x 2 mm Magnets Neodymium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必要数16</text:p>
          </table:table-cell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s5611 Gy-63 Atmospheric Pressure Sensor Module Iic/Spi Communication D3J5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aspberry pi Zero V1.3 Original Camera Connector Pi0 Version 1.3 board 1GHz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eodym Stabmagnete D 3x 4mm N35 Nickel hält 320 g extrem starker Magnet</text:p>
          </table:table-cell>
          <table:table-cell office:value-type="string" calcext:value-type="string">
            <text:p>ebay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必要数8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TC Heater 5V 1.2-2W 80 Celsius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2S PCM5102A DAC Decoder 32bit Player Module Than ES9023 PCM1794 Fr Raspberry P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AM8403 DC 5V 2*3W Dual Channel Audio Amplifier Mini Amp Board Volume USB Powe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T3608 DC 2A Step Up Power Booster Module 2v-24v Boost Converter Regulator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36" office:value-type="string" calcext:value-type="string">
            <text:p>10mm 100ft BGA High Temperature Heat Resistant Polyimide Gold Kapton Tape 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【P-02667】　電池ボックス　単３×３本　リード線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【R-16561】　カーボン抵抗（炭素皮膜抵抗）　１／６Ｗ　５６０Ω　（１００本入）</text:p>
          </table:table-cell>
          <table:table-cell office:value-type="string" calcext:value-type="string">
            <text:p>秋月電子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必要数２０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8" office:value-type="string" calcext:value-type="string">
            <text:p>【I-02995】　ＰＳｏＣ　ＣＹ８Ｃ２０１Ａ０－ＳＸ２Ｉ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【P-06541】　ＳＯＰ１６ピンＤＩＰ変換基板</text:p>
          </table:table-cell>
          <table:table-cell office:value-type="string" calcext:value-type="string">
            <text:p>秋月電子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【P-08792】　スライドスイッチ　ＳＳ－１２Ｆ１５－Ｇ８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【I-06168】　低電圧ショットキーダイオード（４５Ｖ１０Ａ）ＳＢＭ１０４５ＶＳＳ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【P-10023】　０．３ｍｍ厚両面ユニバーサル基板　Ｂタイプ（９５×７２ｍｍ）　ノンスルホール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シリコンシート 1mm 100x100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3mm LED</text:p>
          </table:table-cell>
          <table:table-cell office:value-type="string" calcext:value-type="string">
            <text:p>手持ち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【C-06650】　２．５ｍｍ標準ＤＣジャック　パネル取付用　ＭＪ－１５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【P-11608】　耐熱電子ワイヤー　赤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【P-11609】　耐熱電子ワイヤー　黒色　２０ｍ　導体外径０．３６ｍｍ（ＡＷＧ２８相当）</text:p>
          </table:table-cell>
          <table:table-cell office:value-type="string" calcext:value-type="string">
            <text:p>秋月電子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必要量1/10以下</text:p>
          </table:table-cell>
          <table:table-cell table:number-columns-repeated="101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9" office:value-type="string" calcext:value-type="string">
            <text:p>板材 100x5x900</text:p>
          </table:table-cell>
          <table:table-cell table:style-name="ce39" office:value-type="string" calcext:value-type="string">
            <text:p>島崎商店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200" calcext:value-type="float">
            <text:p>1200</text:p>
          </table:table-cell>
          <table:table-cell table:style-name="ce39" office:value-type="string" calcext:value-type="string">
            <text:p>１枚600?</text:p>
          </table:table-cell>
          <table:table-cell table:style-name="ce39" table:number-columns-repeated="101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9" office:value-type="string" calcext:value-type="string">
            <text:p>板材 20x5x900</text:p>
          </table:table-cell>
          <table:table-cell table:style-name="ce39" office:value-type="string" calcext:value-type="string">
            <text:p>島崎商店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9" office:value-type="string" calcext:value-type="string">
            <text:p>板材 30x5x900</text:p>
          </table:table-cell>
          <table:table-cell table:style-name="ce39" office:value-type="string" calcext:value-type="string">
            <text:p>島崎商店？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板材 10x2x900</text:p>
          </table:table-cell>
          <table:table-cell office:value-type="string" calcext:value-type="string">
            <text:p>島崎商店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Dayton Audio HARB252-8</text:p>
          </table:table-cell>
          <table:table-cell office:value-type="string" calcext:value-type="string">
            <text:p>横浜ベイサイドネット</text:p>
          </table:table-cell>
          <table:table-cell office:value-type="float" office:value="1" calcext:value-type="float">
            <text:p>1</text:p>
          </table:table-cell>
          <table:table-cell office:value-type="float" office:value="2789" calcext:value-type="float">
            <text:p>2789</text:p>
          </table:table-cell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ヒノキ材 10x10x1000</text:p>
          </table:table-cell>
          <table:table-cell office:value-type="string" calcext:value-type="string">
            <text:p>コーナン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まな板(10mm厚)</text:p>
          </table:table-cell>
          <table:table-cell office:value-type="string" calcext:value-type="string">
            <text:p>Cando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TOSHIBA micro SD 16GB</text:p>
          </table:table-cell>
          <table:table-cell office:value-type="string" calcext:value-type="string">
            <text:p>rakuten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アクリル 2mm厚 100x100ぐらい</text:p>
          </table:table-cell>
          <table:table-cell office:value-type="string" calcext:value-type="string">
            <text:p>Unidy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価格は200x300の板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5">
          <table:table-cell table:number-columns-repeated="3"/>
          <table:table-cell office:value-type="string" calcext:value-type="string">
            <text:p>合計</text:p>
          </table:table-cell>
          <table:table-cell table:style-name="ce40" table:formula="of:=SUM([.E2:.E35])" office:value-type="currency" office:currency="JPY" office:value="11788" calcext:value-type="currency">
            <text:p>￥11,788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v file size" table:style-name="ta1">
        <table:table-column table:style-name="co32" table:default-cell-style-name="Default"/>
        <table:table-column table:style-name="co27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1" table:number-columns-repeated="3" table:default-cell-style-name="Default"/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1.wav</text:p>
          </table:table-cell>
          <table:table-cell/>
          <table:table-cell table:style-name="ce41" table:formula="of:=SUM([.E1:.E32])" office:value-type="float" office:value="235764" calcext:value-type="float">
            <text:p>235,764</text:p>
          </table:table-cell>
          <table:table-cell office:value-type="string" calcext:value-type="string">
            <text:p>byte</text:p>
          </table:table-cell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1月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324" calcext:value-type="float">
            <text:p>9324</text:p>
          </table:table-cell>
          <table:table-cell office:value-type="string" calcext:value-type="string">
            <text:p>1月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2254" calcext:value-type="float">
            <text:p>12254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2月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042" calcext:value-type="float">
            <text:p>4204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782" calcext:value-type="float">
            <text:p>978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3618" calcext:value-type="float">
            <text:p>13618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7482" calcext:value-type="float">
            <text:p>27482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046" calcext:value-type="float">
            <text:p>21046</text:p>
          </table:table-cell>
          <table:table-cell office:value-type="string" calcext:value-type="string">
            <text:p>2月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666" calcext:value-type="float">
            <text:p>9666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9460" calcext:value-type="float">
            <text:p>9460</text:p>
          </table:table-cell>
          <table:table-cell office:value-type="string" calcext:value-type="string">
            <text:p>2月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7954" calcext:value-type="float">
            <text:p>7954</text:p>
          </table:table-cell>
          <table:table-cell office:value-type="string" calcext:value-type="string">
            <text:p>2月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月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月</text:p>
          </table:table-cell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月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8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6228" calcext:value-type="float">
            <text:p>16228</text:p>
          </table:table-cell>
          <table:table-cell office:value-type="string" calcext:value-type="string">
            <text:p>8月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1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2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月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3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4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5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6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7.wav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rw-r--r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bata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8月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R8.wav</text:p>
          </table:table-cell>
          <table:table-cell table:number-columns-repeated="3"/>
        </table:table-row>
      </table:table>
      <table:table table:name="RasPi Pin" table:style-name="ta1">
        <table:table-column table:style-name="co11" table:number-columns-repeated="2" table:default-cell-style-name="Default"/>
        <table:table-row table:style-name="ro3">
          <table:table-cell/>
          <table:table-cell office:value-type="string" calcext:value-type="string">
            <text:p>1 TouchSensor_3.3V</text:p>
          </table:table-cell>
        </table:table-row>
        <table:table-row table:style-name="ro3">
          <table:table-cell office:value-type="string" calcext:value-type="string">
            <text:p>電源</text:p>
          </table:table-cell>
          <table:table-cell table:style-name="ce42" office:value-type="string" calcext:value-type="string">
            <text:p>2 5V(PCMS5102の5Vは、５Vから取る)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42" office:value-type="string" calcext:value-type="string">
            <text:p>6 TouchSensor_GND</text:p>
          </table:table-cell>
        </table:table-row>
        <table:table-row table:style-name="ro3">
          <table:table-cell office:value-type="string" calcext:value-type="string">
            <text:p>電源</text:p>
          </table:table-cell>
          <table:table-cell office:value-type="string" calcext:value-type="string">
            <text:p>9,20,25,30,34 or 39 :GND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table:style-name="ce42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42" office:value-type="float" office:value="24" calcext:value-type="float">
            <text:p>24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</table:table-row>
        <table:table-row table:style-name="ro3">
          <table:table-cell/>
          <table:table-cell table:style-name="ce42" office:value-type="float" office:value="40" calcext:value-type="float">
            <text:p>40</text:p>
          </table:table-cell>
        </table:table-row>
      </table:table>
      <table:table table:name="touch sensor" table:style-name="ta1">
        <table:table-column table:style-name="co39" table:default-cell-style-name="ce45"/>
        <table:table-column table:style-name="co40" table:default-cell-style-name="ce44"/>
        <table:table-column table:style-name="co41" table:default-cell-style-name="ce44"/>
        <table:table-column table:style-name="co42" table:default-cell-style-name="ce46"/>
        <table:table-column table:style-name="co43" table:default-cell-style-name="ce44"/>
        <table:table-column table:style-name="co44" table:default-cell-style-name="ce47"/>
        <table:table-column table:style-name="co44" table:default-cell-style-name="Default"/>
        <table:table-column table:style-name="co45" table:default-cell-style-name="Default"/>
        <table:table-column table:style-name="co24" table:default-cell-style-name="Default"/>
        <table:table-column table:style-name="co11" table:number-columns-repeated="4" table:default-cell-style-name="Default"/>
        <table:table-row table:style-name="ro3">
          <table:table-cell table:style-name="ce43" office:value-type="string" calcext:value-type="string">
            <text:p>Touch sensor layout</text:p>
          </table:table-cell>
          <table:table-cell table:style-name="ce43" table:number-columns-repeated="4"/>
          <table:table-cell/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key_val</text:p>
          </table:table-cell>
          <table:table-cell office:value-type="string" calcext:value-type="string">
            <text:p>get_btn関数</text:p>
          </table:table-cell>
          <table:table-cell table:number-columns-repeated="3"/>
        </table:table-row>
        <table:table-row table:style-name="ro3">
          <table:table-cell table:style-name="ce43" table:number-columns-repeated="5"/>
          <table:table-cell table:number-columns-repeated="3"/>
          <table:table-cell office:value-type="string" calcext:value-type="string">
            <text:p>-1は、BTN</text:p>
          </table:table-cell>
          <table:table-cell table:number-columns-repeated="4"/>
        </table:table-row>
        <table:table-row table:style-name="ro3">
          <table:table-cell table:style-name="ce44" office:value-type="string" calcext:value-type="string">
            <text:p>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table:style-name="ce44" office:value-type="string" calcext:value-type="string">
            <text:p>purpose</text:p>
          </table:table-cell>
          <table:table-cell office:value-type="string" calcext:value-type="string">
            <text:p>No.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 col_list[i]</text:p>
          </table:table-cell>
          <table:table-cell office:value-type="string" calcext:value-type="string">
            <text:p>const int col_list[BTN_NUM] ={ RED, BLUE, GREEN, YELLOW };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]*16+[.B4]*8+[.C4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]*16+[.B5]*8+[.C5]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*16+[.B6]*8+[.C6]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LUE,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]*16+[.B7]*8+[.C7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]*16+[.B8]*8+[.C8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*16+[.B9]*8+[.C9]" office:value-type="float" office:value="8" calcext:value-type="float">
            <text:p>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0]*16+[.B10]*8+[.C10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]*16+[.B11]*8+[.C11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2]*16+[.B12]*8+[.C12]"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]*16+[.B13]*8+[.C13]"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*16+[.B14]*8+[.C14]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5]*16+[.B15]*8+[.C15]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6]*16+[.B16]*8+[.C16]"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*16+[.B17]*8+[.C17]"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*16+[.B18]*8+[.C18]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9]*16+[.B19]*8+[.C19]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T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0]*16+[.B20]*8+[.C20]" office:value-type="float" office:value="25" calcext:value-type="float">
            <text:p>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1]*16+[.B21]*8+[.C21]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2]*16+[.B22]*8+[.C22]"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3]*16+[.B23]*8+[.C23]"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</table:table>
      <table:table table:name="Sheet10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11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1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1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000/00/00</text:date>, <text:time style:data-style-name="N2" text:time-value="21:15:41.69487188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2:01:31.409214835</meta:creation-date>
    <dc:date>2020-03-18T21:31:40.129691839</dc:date>
    <meta:editing-duration>PT12H11M19S</meta:editing-duration>
    <meta:editing-cycles>195</meta:editing-cycles>
    <meta:generator>LibreOffice/5.2.7.2$Linux_x86 LibreOffice_project/20m0$Build-2</meta:generator>
    <meta:document-statistic meta:table-count="13" meta:cell-count="20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9cm" svg:y="3.703cm" style:legend-expansion="high" chart:style-name="ch2"/>
        <chart:plot-area chart:style-name="ch3" table:cell-range-address="compression.B3:compression.D14" svg:x="0.32cm" svg:y="0.18cm" svg:width="13.26cm" svg:height="8.64cm">
          <chartooo:coordinate-region svg:x="1.047cm" svg:y="0.379cm" svg:width="12.3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ression.B3:compression.B14" chart:class="chart:line">
            <chart:data-point chart:repeated="12"/>
          </chart:series>
          <chart:series chart:style-name="ch7" chart:values-cell-range-address="compression.C3:compression.C14" chart:class="chart:line">
            <chart:data-point chart:repeated="12"/>
          </chart:series>
          <chart:series chart:style-name="ch8" chart:values-cell-range-address="compression.D3:compression.D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42135623731">
                <text:p>1.4142135623731</text:p>
                <draw:g>
                  <svg:desc>compression.B3:compression.B14</svg:desc>
                </draw:g>
              </table:table-cell>
              <table:table-cell office:value-type="float" office:value="0.697856474455816">
                <text:p>0.697856474455816</text:p>
                <draw:g>
                  <svg:desc>compression.C3:compression.C14</svg:desc>
                </draw:g>
              </table:table-cell>
              <table:table-cell office:value-type="float" office:value="0.630929753571457">
                <text:p>0.630929753571457</text:p>
                <draw:g>
                  <svg:desc>compression.D3:compression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10607634289794">
                <text:p>1.10607634289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9571294891163">
                <text:p>1.39571294891163</text:p>
              </table:table-cell>
              <table:table-cell office:value-type="float" office:value="1.26185950714291">
                <text:p>1.26185950714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3606797749979">
                <text:p>2.23606797749979</text:p>
              </table:table-cell>
              <table:table-cell office:value-type="float" office:value="1.62037255423801">
                <text:p>1.62037255423801</text:p>
              </table:table-cell>
              <table:table-cell office:value-type="float" office:value="1.46497352071793">
                <text:p>1.46497352071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1.80393281735376">
                <text:p>1.80393281735376</text:p>
              </table:table-cell>
              <table:table-cell office:value-type="float" office:value="1.63092975357146">
                <text:p>1.63092975357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4575131106459">
                <text:p>2.64575131106459</text:p>
              </table:table-cell>
              <table:table-cell office:value-type="float" office:value="1.9591308084533">
                <text:p>1.9591308084533</text:p>
              </table:table-cell>
              <table:table-cell office:value-type="float" office:value="1.77124374916142">
                <text:p>1.77124374916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2.09356942336745">
                <text:p>2.09356942336745</text:p>
              </table:table-cell>
              <table:table-cell office:value-type="float" office:value="1.89278926071437">
                <text:p>1.8927892607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21215268579588">
                <text:p>2.21215268579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2.31822902869382">
                <text:p>2.31822902869382</text:p>
              </table:table-cell>
              <table:table-cell office:value-type="float" office:value="2.09590327428938">
                <text:p>2.09590327428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166247903554">
                <text:p>3.3166247903554</text:p>
              </table:table-cell>
              <table:table-cell office:value-type="float" office:value="2.4141867530032">
                <text:p>2.4141867530032</text:p>
              </table:table-cell>
              <table:table-cell office:value-type="float" office:value="2.18265833864414">
                <text:p>2.18265833864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6410161513775">
                <text:p>3.46410161513775</text:p>
              </table:table-cell>
              <table:table-cell office:value-type="float" office:value="2.50178929180957">
                <text:p>2.50178929180957</text:p>
              </table:table-cell>
              <table:table-cell office:value-type="float" office:value="2.26185950714291">
                <text:p>2.26185950714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0555127546399">
                <text:p>3.60555127546399</text:p>
              </table:table-cell>
              <table:table-cell office:value-type="float" office:value="2.58237581563822">
                <text:p>2.58237581563822</text:p>
              </table:table-cell>
              <table:table-cell office:value-type="float" office:value="2.33471751947279">
                <text:p>2.33471751947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